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BC000000AE13C25B2BF9A960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rsid="001591f6" officeooo:paragraph-rsid="001591f6"/>
    </style:style>
    <style:style style:name="P2" style:family="paragraph" style:parent-style-name="Text_20_body">
      <style:paragraph-properties style:line-height-at-least="0.2709in" fo:text-align="center" style:justify-single-word="false"/>
      <style:text-properties fo:color="#ca0c16" style:font-name-asian="Microsoft YaHei" style:font-size-asian="9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.2917in" fo:margin-top="0in" fo:margin-bottom="0in" loext:contextual-spacing="false" style:line-height-at-least="0.2083in" fo:text-align="center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8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letter-spacing="normal" officeooo:rsid="001591f6" officeooo:paragraph-rsid="001591f6" fo:background-color="#ffffff" loext:padding="0in" loext:border="none"/>
    </style:style>
    <style:style style:name="P9" style:family="paragraph" style:parent-style-name="Quotations">
      <style:paragraph-properties fo:margin-left="0.3937in" fo:margin-right="0.3937in" fo:margin-top="0in" fo:margin-bottom="0in" loext:contextual-spacing="false" style:line-height-at-least="0.2291in" fo:text-indent="0in" style:auto-text-indent="false" fo:padding="0in" fo:border="none"/>
      <style:text-properties fo:color="#999999" loext:padding="0in" loext:border="none"/>
    </style:style>
    <style:style style:name="P10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loext:padding="0in" loext:border="none"/>
    </style:style>
    <style:style style:name="P11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T1" style:family="text">
      <style:text-properties fo:font-variant="normal" fo:text-transform="none" style:font-name="Microsoft YaHei" fo:font-size="18pt" fo:letter-spacing="normal" fo:font-style="normal" fo:font-weight="bold"/>
    </style:style>
    <style:style style:name="T2" style:family="text">
      <style:text-properties fo:font-variant="normal" fo:text-transform="none" fo:letter-spacing="normal" style:font-name-asian="Microsoft YaHei" style:font-size-asian="18pt" style:font-style-asian="normal" style:font-weight-asian="bold"/>
    </style:style>
    <style:style style:name="T3" style:family="text">
      <style:text-properties fo:font-variant="normal" fo:text-transform="none" fo:letter-spacing="normal" officeooo:rsid="001591f6" style:font-name-asian="Microsoft YaHei" style:font-size-asian="18pt" style:font-style-asian="normal" style:font-weight-asian="bold"/>
    </style:style>
    <style:style style:name="T4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5" style:family="text">
      <style:text-properties fo:font-variant="normal" fo:text-transform="none" fo:color="#858585" style:font-name="Microsoft YaHei" fo:font-size="9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9" style:family="text">
      <style:text-properties fo:font-variant="normal" fo:text-transform="none" fo:color="#858585" fo:letter-spacing="normal" fo:background-color="#ffffff" loext:char-shading-value="0" style:font-name-asian="apple-system" style:font-size-asian="9pt" style:font-style-asian="normal" style:font-weight-asian="normal" loext:padding="0in" loext:border="none"/>
    </style:style>
    <style:style style:name="T10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4d4d4d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transparent" loext:char-shading-value="0" loext:padding-left="0.0835in" loext:padding-right="0.0835in" loext:padding-top="0.0193in" loext:padding-bottom="0.0193in" loext:border="0.06pt solid #cccccc"/>
    </style:style>
    <style:style style:name="T12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3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4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5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transparent" loext:char-shading-value="0" style:font-name-asian="Microsoft YaHei" style:font-size-asian="9pt" style:font-style-asian="normal" style:font-weight-asian="normal" loext:padding="0in" loext:border="none"/>
    </style:style>
    <style:style style:name="T16" style:family="text">
      <style:text-properties style:font-name="Microsoft YaHei" fo:font-size="10.5pt" fo:font-weight="normal"/>
    </style:style>
    <style:style style:name="T17" style:family="text">
      <style:text-properties style:font-name="Microsoft YaHei" fo:font-size="18pt" fo:font-weight="bold"/>
    </style:style>
    <style:style style:name="T18" style:family="text">
      <style:text-properties style:font-name="Microsoft YaHei" fo:font-size="18pt" fo:font-style="normal" fo:font-weight="normal" style:font-name-asian="Microsoft YaHei" style:font-size-asian="18pt" style:font-style-asian="normal" style:font-weight-asian="bold"/>
    </style:style>
    <style:style style:name="T19" style:family="text">
      <style:text-properties style:font-name="Microsoft YaHei" fo:font-size="16.5pt" fo:font-weight="bold"/>
    </style:style>
    <style:style style:name="T20" style:family="text">
      <style:text-properties style:font-name-asian="Microsoft YaHei" style:font-size-asian="10.5pt" style:font-weight-asian="normal"/>
    </style:style>
    <style:style style:name="T21" style:family="text">
      <style:text-properties style:font-name-asian="Microsoft YaHei" style:font-size-asian="18pt" style:font-weight-asian="bold"/>
    </style:style>
    <style:style style:name="T22" style:family="text">
      <style:text-properties style:font-name-asian="Microsoft YaHei" style:font-size-asian="18pt" style:font-style-asian="normal" style:font-weight-asian="normal"/>
    </style:style>
    <style:style style:name="T23" style:family="text">
      <style:text-properties style:font-name-asian="Microsoft YaHei" style:font-size-asian="16.5pt" style:font-weight-asian="bold"/>
    </style:style>
    <style:style style:name="T24" style:family="text">
      <style:text-properties fo:color="#4d4d4d" style:font-name-asian="Microsoft YaHei" style:font-size-asian="9pt" loext:padding="0in" loext:border="none"/>
    </style:style>
    <style:style style:name="T25" style:family="text">
      <style:text-properties fo:color="#4d4d4d" style:font-name-asian="Microsoft YaHei" style:font-size-asian="12pt" style:font-weight-asian="normal" loext:padding="0in" loext:border="none"/>
    </style:style>
    <style:style style:name="T26" style:family="text">
      <style:text-properties fo:color="#4d4d4d" style:font-name="Microsoft YaHei" fo:font-size="12pt" fo:font-weight="normal" loext:padding="0in" loext:border="none"/>
    </style:style>
    <style:style style:name="T27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28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T29" style:family="text">
      <style:text-properties fo:color="#4f4f4f" style:font-name="Source Code Pro" fo:font-size="10.5pt" fo:background-color="#f6f8fa" loext:char-shading-value="0" loext:padding="0in" loext:border="none"/>
    </style:style>
    <style:style style:name="T30" style:family="text">
      <style:text-properties fo:color="#4f4f4f" style:font-name="Microsoft YaHei" fo:font-size="10.5pt" fo:background-color="#f6f8fa" loext:char-shading-value="0" loext:padding="0in" loext:border="none"/>
    </style:style>
    <style:style style:name="T31" style:family="text">
      <style:text-properties fo:color="#4f4f4f" fo:background-color="#f6f8fa" loext:char-shading-value="0" loext:padding="0in" loext:border="none"/>
    </style:style>
    <style:style style:name="T32" style:family="text">
      <style:text-properties fo:color="#880000" style:font-name="Microsoft YaHei" fo:font-size="10.5pt" fo:background-color="#f6f8fa" loext:char-shading-value="0" loext:padding="0in" loext:border="none"/>
    </style:style>
    <style:style style:name="T33" style:family="text">
      <style:text-properties fo:color="#009900" style:font-name="Microsoft YaHei" fo:font-size="10.5pt" fo:background-color="#f6f8fa" loext:char-shading-value="0" loext:padding="0in" loext:border="none"/>
    </style:style>
    <style:style style:name="T34" style:family="text">
      <style:text-properties fo:color="#000000" style:font-name="Source Code Pro" fo:font-size="10.5pt" loext:padding="0in" loext:border="none"/>
    </style:style>
    <style:style style:name="T35" style:family="text">
      <style:text-properties fo:color="#6795b5" style:text-line-through-style="none" style:text-line-through-type="none" style:font-name="Microsoft YaHei" fo:font-size="12pt" style:text-underline-style="none" fo:font-weight="normal" style:text-blinking="false" fo:background-color="transparent" loext:char-shading-value="0" loext:padding="0in" loext:border="none"/>
    </style:style>
    <style:style style:name="T36" style:family="text">
      <style:text-properties fo:color="#6795b5" style:text-line-through-style="none" style:text-line-through-type="none" style:text-underline-style="none" style:text-blinking="false" fo:background-color="transparent" loext:char-shading-value="0" style:font-name-asian="Microsoft YaHei" style:font-size-asian="12pt" style:font-weight-asian="normal" loext:padding="0in" loext:border="none"/>
    </style:style>
    <style:style style:name="T37" style:family="text">
      <style:text-properties fo:color="#c7254e" style:font-name="Source Code Pro" fo:font-size="10.5pt" fo:font-weight="normal" fo:background-color="#f9f2f4" loext:char-shading-value="0" loext:padding="0in" loext:border="none"/>
    </style:style>
    <style:style style:name="fr1" style:family="graphic" style:parent-style-name="Frame">
      <style:graphic-properties fo:margin-left="0in" fo:margin-right="0.0835in" fo:margin-top="0.0417in" fo:margin-bottom="0in" style:wrap="right" style:number-wrapped-paragraphs="no-limit" style:vertical-pos="top" style:vertical-rel="paragraph-content" style:horizontal-pos="left" style:horizontal-rel="paragraph" fo:padding="0.0193in" fo:border="0.06pt solid #f4ced0"/>
    </style:style>
    <style:style style:name="fr2" style:family="graphic" style:parent-style-name="Graphics">
      <style:graphic-properties fo:margin-left="0in" fo:margin-right="0in" fo:margin-top="0.25in" fo:margin-bottom="0.25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Frame1" text:anchor-type="paragraph" svg:width="0.2709in" draw:z-index="1"><draw:text-box fo:min-height="0.2709in"><text:p text:style-name="P2">原</text:p></draw:text-box></draw:frame><text:span text:style-name="T18">Ubuntu 16.04.3 </text:span><text:span text:style-name="T22">安装</text:span><text:span text:style-name="T18">Sublime Text 3</text:span><text:span text:style-name="T22">以及相关控件</text:span></text:h>
      <text:p text:style-name="P6"><text:span text:style-name="T4">2018</text:span><text:span text:style-name="T7">年</text:span><text:span text:style-name="T4">06</text:span><text:span text:style-name="T7">月</text:span><text:span text:style-name="T4">21</text:span><text:span text:style-name="T7">日 </text:span><text:span text:style-name="T4">11:25:44</text:span><text:span text:style-name="T6"> </text:span><text:a xlink:type="simple" xlink:href="https://me.csdn.net/alxe_made" office:target-frame-name="_blank" xlink:show="new" text:style-name="Internet_20_link" text:visited-style-name="Visited_20_Internet_20_Link"><text:span text:style-name="T10">alxe_made</text:span></text:a><text:span text:style-name="T6"> </text:span><text:span text:style-name="T7">阅读数 </text:span><text:span text:style-name="T4">4169</text:span><text:span text:style-name="T6"> </text:span><text:span text:style-name="T12">文章标签：</text:span><text:span text:style-name="T8"> </text:span><text:a xlink:type="simple" xlink:href="https://so.csdn.net/so/search/s.do?q=ubutu&amp;t=blog" office:target-frame-name="_blank" xlink:show="new" text:style-name="Internet_20_link" text:visited-style-name="Visited_20_Internet_20_Link">ubutu</text:a><text:a xlink:type="simple" xlink:href="https://so.csdn.net/so/search/s.do?q=sublime3&amp;t=blog" office:target-frame-name="_blank" xlink:show="new" text:style-name="Internet_20_link" text:visited-style-name="Visited_20_Internet_20_Link">sublime3</text:a><text:a xlink:type="simple" xlink:href="https://so.csdn.net/so/search/s.do?q=python &amp;t=blog" office:target-frame-name="_blank" xlink:show="new" text:style-name="Internet_20_link" text:visited-style-name="Visited_20_Internet_20_Link">python </text:a><text:span text:style-name="T5"> </text:span><text:span text:style-name="T13">更多</text:span></text:p>
      <text:p text:style-name="P7"><text:span text:style-name="T12">分类专栏：</text:span><text:span text:style-name="T9"> </text:span><text:a xlink:type="simple" xlink:href="https://blog.csdn.net/alxe_made/article/category/7694377" office:target-frame-name="_blank" xlink:show="new" text:style-name="Internet_20_link" text:visited-style-name="Visited_20_Internet_20_Link"><text:span text:style-name="T14">Python</text:span></text:a><text:a xlink:type="simple" xlink:href="https://blog.csdn.net/alxe_made/article/category/7694377" office:target-frame-name="_blank" xlink:show="new" text:style-name="Internet_20_link" text:visited-style-name="Visited_20_Internet_20_Link"><text:span text:style-name="T15">学习</text:span></text:a><text:span text:style-name="T9"> </text:span><text:a xlink:type="simple" xlink:href="https://blog.csdn.net/alxe_made/article/category/7697490" office:target-frame-name="_blank" xlink:show="new" text:style-name="Internet_20_link" text:visited-style-name="Visited_20_Internet_20_Link"><text:span text:style-name="T14">Linux</text:span></text:a></text:p>
      <text:section text:style-name="Sect1" text:name="article_content">
        <text:p text:style-name="P3"><text:span text:style-name="T24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2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28">CC 4.0 BY-SA </text:span></text:a><text:span text:style-name="T24">版权协议，转载请附上原文出处链接和本声明。</text:span></text:p>
        <text:p text:style-name="P3"><text:span text:style-name="T24">本文链接：</text:span><text:a xlink:type="simple" xlink:href="https://blog.csdn.net/alxe_made/article/details/80756040" text:style-name="Internet_20_link" text:visited-style-name="Visited_20_Internet_20_Link"><text:span text:style-name="T28">https://blog.csdn.net/alxe_made/article/details/80756040</text:span></text:a></text:p>
        <text:section text:style-name="Sect1" text:name="content_views">
          <text:p text:style-name="P9"><text:span text:style-name="T16">Sublime Text</text:span><text:span text:style-name="T20">是一个轻量、简洁、高效、跨平台的编辑器，同时支持</text:span><text:span text:style-name="T16">Windows</text:span><text:span text:style-name="T20">、</text:span><text:span text:style-name="T16">Linux</text:span><text:span text:style-name="T20">、</text:span><text:span text:style-name="T16">Mac OS X</text:span><text:span text:style-name="T20">等操作系统。</text:span><text:span text:style-name="T16">Sublime Text</text:span><text:span text:style-name="T20">是由程序员</text:span><text:span text:style-name="T16">Jon Skinner</text:span><text:span text:style-name="T20">于</text:span><text:span text:style-name="T16">2008</text:span><text:span text:style-name="T20">年</text:span><text:span text:style-name="T16">1</text:span><text:span text:style-name="T20">月份所开发出来，它最初被设计为一个具有丰富扩展功能的</text:span><text:span text:style-name="T16">Vim</text:span><text:span text:style-name="T20">。</text:span></text:p>
          <text:h text:style-name="P10" text:outline-level="2"><text:bookmark text:name="1-安装"/><text:bookmark text:name="t0"/><text:span text:style-name="T17">1. </text:span><text:span text:style-name="T21">安装</text:span></text:h>
          <text:h text:style-name="P11" text:outline-level="3"><text:bookmark text:name="11-通过apt命令直接安装"/><text:bookmark text:name="t1"/><text:span text:style-name="T19">1.1 </text:span><text:span text:style-name="T23">通过</text:span><text:span text:style-name="T19">apt</text:span><text:span text:style-name="T23">命令直接安装</text:span></text:h>
          <text:p text:style-name="P12"><text:span text:style-name="Source_20_Text"><text:span text:style-name="T29">wget </text:span></text:span><text:span text:style-name="Source_20_Text"><text:span text:style-name="T30">-qO</text:span></text:span><text:span text:style-name="Source_20_Text"><text:span text:style-name="T29"> </text:span></text:span><text:span text:style-name="Source_20_Text"><text:span text:style-name="T30">-</text:span></text:span><text:span text:style-name="Source_20_Text"><text:span text:style-name="T29"> https:</text:span></text:span><text:span text:style-name="Source_20_Text"><text:span text:style-name="T32">//download.sublimetext.com/sublimehq-pub.gpg | sudo apt-key add -</text:span></text:span></text:p>
          <text:p text:style-name="P12"><text:span text:style-name="Source_20_Text"><text:span text:style-name="T29">sudo apt</text:span></text:span><text:span text:style-name="Source_20_Text"><text:span text:style-name="T30">-get</text:span></text:span><text:span text:style-name="Source_20_Text"><text:span text:style-name="T29"> install apt</text:span></text:span><text:span text:style-name="Source_20_Text"><text:span text:style-name="T30">-transport-https</text:span></text:span></text:p>
          <text:p text:style-name="P12"><text:span text:style-name="Source_20_Text"><text:span text:style-name="T29">echo </text:span></text:span><text:span text:style-name="Source_20_Text"><text:span text:style-name="T33">"deb https://download.sublimetext.com/ apt/stable/"</text:span></text:span><text:span text:style-name="Source_20_Text"><text:span text:style-name="T29"> </text:span></text:span><text:span text:style-name="Source_20_Text"><text:span text:style-name="T30">|</text:span></text:span><text:span text:style-name="Source_20_Text"><text:span text:style-name="T29"> sudo tee</text:span></text:span></text:p>
          <text:p text:style-name="P12"><text:span text:style-name="Source_20_Text"><text:span text:style-name="T31"><text:s/></text:span></text:span><text:span text:style-name="Source_20_Text"><text:span text:style-name="T29">/etc/apt/sources</text:span></text:span><text:span text:style-name="Source_20_Text"><text:span text:style-name="T30">.list.</text:span></text:span><text:span text:style-name="Source_20_Text"><text:span text:style-name="T29">d/sublime</text:span></text:span><text:span text:style-name="Source_20_Text"><text:span text:style-name="T30">-text.list</text:span></text:span></text:p>
          <text:p text:style-name="P12"><text:span text:style-name="Source_20_Text"><text:span text:style-name="T29">sudo apt</text:span></text:span><text:span text:style-name="Source_20_Text"><text:span text:style-name="T30">-get</text:span></text:span><text:span text:style-name="Source_20_Text"><text:span text:style-name="T29"> update</text:span></text:span></text:p>
          <text:p text:style-name="P12"><text:span text:style-name="Source_20_Text"><text:span text:style-name="T29">sudo apt</text:span></text:span><text:span text:style-name="Source_20_Text"><text:span text:style-name="T30">-get</text:span></text:span><text:span text:style-name="Source_20_Text"><text:span text:style-name="T29"> install sublime</text:span></text:span><text:span text:style-name="Source_20_Text"><text:span text:style-name="T30">-text</text:span></text:span><text:span text:style-name="T34">123456</text:span></text:p>
          <text:p text:style-name="P4"><text:span text:style-name="T25">另外还有一些安装方法可以参考</text:span><text:a xlink:type="simple" xlink:href="http://www.sublimetext.com/docs/3/linux_repositories.html" text:style-name="Internet_20_link" text:visited-style-name="Visited_20_Internet_20_Link"><text:span text:style-name="T35">Linux Package Manager Repositories</text:span></text:a></text:p>
          <text:h text:style-name="P11" text:outline-level="3"><text:bookmark text:name="12-下载包进行安装"/><text:bookmark text:name="t2"/><text:span text:style-name="T19">1.2 </text:span><text:span text:style-name="T23">下载包进行安装</text:span></text:h>
          <text:p text:style-name="P5"><text:span text:style-name="T25">上面的安装方法只是官方提供的，自己在安装的时候卡在第一步就不能动了，所以使用了第二种方法进行安装。因为本人电脑是</text:span><text:span text:style-name="T26">linux64</text:span><text:span text:style-name="T25">位的，从</text:span><text:a xlink:type="simple" xlink:href="http://www.sublimetext.com/3" text:style-name="Internet_20_link" text:visited-style-name="Visited_20_Internet_20_Link"><text:span text:style-name="T36">官网</text:span></text:a><text:span text:style-name="T25">上下载相应的版本</text:span><text:span text:style-name="T26">, </text:span><text:span text:style-name="T25">下载之后的文件是</text:span><text:span text:style-name="Source_20_Text"><text:span text:style-name="T37">sublime_text_3_build_3176_x64.tar.bz2</text:span></text:span><text:span text:style-name="T25">， 然后进入该文件下载位置，解压该文件使用命令</text:span><text:span text:style-name="Source_20_Text"><text:span text:style-name="T37">tar -jxvf sublime_text_3_build_3176_x64.tar.bz2</text:span></text:span><text:span text:style-name="T25">， 然后在文件同级目录下会生成一个</text:span><text:span text:style-name="T26">sublime_text_3</text:span><text:span text:style-name="T25">文件夹，进入该文件夹，点击</text:span><text:span text:style-name="T26">sublime_text</text:span><text:span text:style-name="T25">可执行文件，我们就可以打开</text:span><text:span text:style-name="T26">sublime</text:span><text:span text:style-name="T25">，然后桌面最左边会出现该图标，我们</text:span><text:span text:style-name="T26">lock from launcher</text:span><text:span text:style-name="T25">就可以了。下次我们就可以直接点击桌面最左边的图标就可以运行了。</text:span><text:span text:style-name="T26"><text:line-break/></text:span><text:span text:style-name="T26"><draw:frame draw:style-name="fr2" draw:name="Image1" text:anchor-type="as-char" svg:y="-2.0835in" svg:width="6.8563in" svg:height="0.6925in" draw:z-index="0"><draw:image xlink:href="Pictures/10000000000006BC000000AE13C25B2BF9A96043.png" xlink:type="simple" xlink:show="embed" xlink:actuate="onLoad"/><svg:title>这里写图片描述</svg:title></draw:frame></text:span></text:p>
        </text:section>
      </text:section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2:32:38.113752955</meta:creation-date>
    <dc:date>2019-09-03T12:34:31.534985833</dc:date>
    <meta:editing-duration>PT1M53S</meta:editing-duration>
    <meta:editing-cycles>1</meta:editing-cycles>
    <meta:document-statistic meta:table-count="0" meta:image-count="1" meta:object-count="0" meta:page-count="1" meta:paragraph-count="18" meta:word-count="439" meta:character-count="1074" meta:non-whitespace-character-count="1014"/>
    <meta:generator>LibreOffice/5.1.6.2$Linux_X86_64 LibreOffice_project/10m0$Build-2</meta:generator>
  </office:meta>
</office:document-meta>
</file>